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Trebuchet MS" fo:font-size="21pt" fo:font-style="normal" style:text-underline-style="none" fo:font-weight="normal" style:text-blinking="false" fo:background-color="transparent" style:font-weight-asian="bold" style:font-weight-complex="bold"/>
    </style:style>
    <style:style style:name="P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cm" fo:margin-bottom="0cm" style:contextual-spacing="false" fo:line-height="114%" style:writing-mode="lr-tb"/>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style:font-name="Arial1" fo:font-size="11.2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1c9f2e03-1b54-f647-7623-6ee089b0edb7"/>PCSD - Assignment 4</text:p>
      <text:p text:style-name="Text_20_body"/>
      <text:p text:style-name="P3">Question 1</text:p>
      <text:p text:style-name="P4">To implement any kind of persistent communication, it is necessary to have some storage which is accessible for both sender and receiver, regardless of whether they both are online, or only one is. This storage will be located on an intermediate server, which acts as part of the communication channel. Every client utilizing this persistent asynchronous communication will have its own message queue located on the server. Therefore, every client will have a unique identifier, mapping to their respective queue.</text:p>
      <text:p text:style-name="Text_20_body"/>
      <text:p text:style-name="P4">When a client is online the client can send messages to other clients, even though the receiver is not online. Sending a message is done by performing a ‘send’-RPC against the intermediate server, including the message and the receivers identifier. When the message is transferred to the receivers queue on the intermediate server, the sender can continue execution, thus the message is sent in a persistent and asynchronous way. </text:p>
      <text:p text:style-name="Text_20_body"/>
      <text:p text:style-name="P4">When a client is online the client can perform a ‘poll’-RPC, with no arguments, against the intermediate server. The server will respond with the content of the clients queue, if there are any waiting messages. The client will then have to process the messages, and if a sender expects an answer, the client can use the ‘send’-RPC to respond to the message.</text:p>
      <text:p text:style-name="Text_20_body"/>
      <text:p text:style-name="P4">A message will include a ‘sender’-field, so the receiver can respond, and a ‘message’-field. There are no requirements imposed on the format of the message field, but we suggest that the clients agree on a format including some message identification, so the sender will be able to map responses to specific requests.</text:p>
      <text:p text:style-name="Text_20_body"/>
      <text:p text:style-name="P4">Persistent communication results in some practical problems. The size of the message queues can not grow beyond the size of the storage. This can become a problem, and the solution may be either dropping messages (which is bad, since it should be persistent), or using some secondary way to ‘push’ messages to the receiving client. In the EPP protocol which is described in RFC 5730, this problem is solved by allowing alternate delivery methods, in case the server needs to dequeue a message.</text:p>
      <text:p text:style-name="Text_20_body"/>
      <text:p text:style-name="P4">This design is very similar to the email communication protocol, SMTP which is described in RFC 2821. The SMTP protocol is also designed to be a persistent asynchronous communication channel.</text:p>
      <text:p text:style-name="Text_20_body"/>
      <text:h text:style-name="P1" text:outline-level="1">Question 2</text:h>
      <text:p text:style-name="Text_20_body"/>
      <text:p text:style-name="P7"><text:span text:style-name="T1">In the following, </text:span><text:span text:style-name="T2">p</text:span><text:span text:style-name="T3"> </text:span><text:span text:style-name="T1">denotes the probability of a link failure.</text:span></text:p>
      <text:p text:style-name="Text_20_body"/>
      <text:p text:style-name="P4">1)</text:p>
      <text:p text:style-name="Text_20_body"/>
      <text:p text:style-name="P4">The probability that the daisy chain network is connecting all the buildings is simply:</text:p>
      <text:p text:style-name="Text_20_body"/>
      <text:p text:style-name="P7"><text:span text:style-name="T2">(1-p)^2</text:span></text:p>
      <text:p text:style-name="Text_20_body"/>
      <text:p text:style-name="P4">Since we require both links to be intact for the daisy chain to work.</text:p>
      <text:p text:style-name="Text_20_body"/>
      <text:p text:style-name="P4">2)</text:p>
      <text:p text:style-name="Text_20_body"/>
      <text:p text:style-name="P7"><text:span text:style-name="T1">For a fully-connected network, the buildings will still be connected even if one (and only one) link fails, since this resembles a daisy chain. Let the stochastic variable </text:span><text:span text:style-name="T2">X </text:span><text:span text:style-name="T1">denote the amount of failures.</text:span></text:p>
      <text:p text:style-name="Text_20_body"/>
      <text:p text:style-name="P5">P(X=0) = (1-p)^3</text:p>
      <text:p text:style-name="P5">P(X=1) = BinomCoef(3,2)*p*(1-p)^2</text:p>
      <text:p text:style-name="Text_20_body"/>
      <text:p text:style-name="P4">Therefore the probability can be expressed as the sum:</text:p>
      <text:p text:style-name="Text_20_body"/>
      <text:p text:style-name="P5">P(Zero or 1 failures) = P(X=0) + P(X=1) = BinomCoef(3,2)*p*(1-p)^2 + (1-p)^3</text:p>
      <text:p text:style-name="Text_20_body"/>
      <text:p text:style-name="P4">3)</text:p>
      <text:p text:style-name="Text_20_body"/>
      <text:p text:style-name="P7"><text:span text:style-name="T1">The town council now have the option of choosing a daisy-chained network where the probability of link failure </text:span><text:span text:style-name="T2">p</text:span><text:span text:style-name="T3"> </text:span><text:span text:style-name="T1">is </text:span><text:span text:style-name="T2">p=0.000001</text:span><text:span text:style-name="T1">, or a fully-connected network with </text:span><text:span text:style-name="T2">p=0.0001</text:span><text:span text:style-name="T1">.</text:span></text:p>
      <text:p text:style-name="Text_20_body"/>
      <text:p text:style-name="P4">We now compute and compare the two options using what we got in question 1 and 2:</text:p>
      <text:p text:style-name="Text_20_body"/>
      <text:p text:style-name="P5">P(No failure in daisy chain) = (1-0.000001)^2 = 0.9999980000009999</text:p>
      <text:p text:style-name="P5">P(No failure in fully connected) = 3*0.0001*(1-0.0001)^2 + (1-0.0001)^3</text:p>
      <text:p text:style-name="P6"><text:span text:style-name="T4">= 0.999999970002</text:span></text:p>
      <text:p text:style-name="Text_20_body"/>
      <text:p text:style-name="P4">Therefore the town council should opt for the fully-connected network option.</text:p>
      <text:p text:style-name="Text_20_body"/>
      <text:p text:style-name="P4">Programming Task</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8:23:16.89</meta:creation-date>
    <dc:date>2013-12-22T18:24:25.48</dc:date>
    <meta:editing-duration>P0D</meta:editing-duration>
    <meta:editing-cycles>1</meta:editing-cycles>
    <meta:document-statistic meta:table-count="0" meta:image-count="0" meta:object-count="0" meta:page-count="2" meta:paragraph-count="29" meta:word-count="565" meta:character-count="3455" meta:non-whitespace-character-count="2914"/>
    <meta:generator>LibreOffice/3.6$Windows_x86 LibreOffice_project/932b512-69e3009-7a10e5c-fc86223-a55908</meta:generator>
  </office:meta>
</office:document-meta>
</file>